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2.85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color="#ff0000" fo:font-style="italic" style:font-style-asian="italic" style:font-style-complex="italic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2">
      <style:text-properties fo:font-style="italic" style:font-style-asian="italic" style:font-style-complex="italic"/>
    </style:style>
  </office:automatic-styles>
  <office:body>
    <office:spreadsheet>
      <table:table table:name="Hárok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const</text:p>
          </table:table-cell>
          <table:table-cell table:style-name="ce4" office:value-type="string" calcext:value-type="string">
            <text:p>datashee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408" calcext:value-type="float">
            <text:p>408,00</text:p>
          </table:table-cell>
          <table:table-cell office:value-type="float" office:value="8918" calcext:value-type="float">
            <text:p>8918,00</text:p>
          </table:table-cell>
          <table:table-cell office:value-type="float" office:value="8018" calcext:value-type="float">
            <text:p>8018,00</text:p>
          </table:table-cell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-72" calcext:value-type="float">
            <text:p>-72,00</text:p>
          </table:table-cell>
          <table:table-cell office:value-type="float" office:value="-1258" calcext:value-type="float">
            <text:p>-1258,00</text:p>
          </table:table-cell>
          <table:table-cell office:value-type="float" office:value="-1297" calcext:value-type="float">
            <text:p>-1297,00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-14383" calcext:value-type="float">
            <text:p>-14383,00</text:p>
          </table:table-cell>
          <table:table-cell office:value-type="float" office:value="-14446" calcext:value-type="float">
            <text:p>-14446,00</text:p>
          </table:table-cell>
          <table:table-cell office:value-type="float" office:value="-14461" calcext:value-type="float">
            <text:p>-14461,00</text:p>
          </table:table-cell>
        </table:table-row>
        <table:table-row table:style-name="ro1">
          <table:table-cell office:value-type="string" calcext:value-type="string">
            <text:p>AC4</text:p>
          </table:table-cell>
          <table:table-cell office:value-type="float" office:value="32741" calcext:value-type="float">
            <text:p>32741,00</text:p>
          </table:table-cell>
          <table:table-cell office:value-type="float" office:value="34053" calcext:value-type="float">
            <text:p>34053,00</text:p>
          </table:table-cell>
          <table:table-cell office:value-type="float" office:value="33881" calcext:value-type="float">
            <text:p>33881,00</text:p>
          </table:table-cell>
        </table:table-row>
        <table:table-row table:style-name="ro1">
          <table:table-cell office:value-type="string" calcext:value-type="string">
            <text:p>AC5</text:p>
          </table:table-cell>
          <table:table-cell office:value-type="float" office:value="32757" calcext:value-type="float">
            <text:p>32757,00</text:p>
          </table:table-cell>
          <table:table-cell office:value-type="float" office:value="24525" calcext:value-type="float">
            <text:p>24525,00</text:p>
          </table:table-cell>
          <table:table-cell office:value-type="float" office:value="24744" calcext:value-type="float">
            <text:p>24744,00</text:p>
          </table:table-cell>
        </table:table-row>
        <table:table-row table:style-name="ro1">
          <table:table-cell office:value-type="string" calcext:value-type="string">
            <text:p>AC6</text:p>
          </table:table-cell>
          <table:table-cell office:value-type="float" office:value="23153" calcext:value-type="float">
            <text:p>23153,00</text:p>
          </table:table-cell>
          <table:table-cell office:value-type="float" office:value="21715" calcext:value-type="float">
            <text:p>21715,00</text:p>
          </table:table-cell>
          <table:table-cell office:value-type="float" office:value="21131" calcext:value-type="float">
            <text:p>21131,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90" calcext:value-type="float">
            <text:p>6190,00</text:p>
          </table:table-cell>
          <table:table-cell table:number-columns-repeated="2" office:value-type="float" office:value="6515" calcext:value-type="float">
            <text:p>6515,0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" calcext:value-type="float">
            <text:p>4,00</text:p>
          </table:table-cell>
          <table:table-cell office:value-type="float" office:value="53" calcext:value-type="float">
            <text:p>53,00</text:p>
          </table:table-cell>
          <table:table-cell office:value-type="float" office:value="56" calcext:value-type="float">
            <text:p>56,00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number-columns-repeated="3" office:value-type="float" office:value="-32768" calcext:value-type="float">
            <text:p>-32768,00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-8711" calcext:value-type="float">
            <text:p>-8711,00</text:p>
          </table:table-cell>
          <table:table-cell table:number-columns-repeated="2" office:value-type="float" office:value="-11786" calcext:value-type="float">
            <text:p>-11786,00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868" calcext:value-type="float">
            <text:p>2868,00</text:p>
          </table:table-cell>
          <table:table-cell office:value-type="float" office:value="3109" calcext:value-type="float">
            <text:p>3109,00</text:p>
          </table:table-cell>
          <table:table-cell office:value-type="float" office:value="2976" calcext:value-type="float">
            <text:p>2976,00</text:p>
          </table:table-cell>
        </table:table-row>
        <table:table-row table:style-name="ro1">
          <table:table-cell office:value-type="string" calcext:value-type="string">
            <text:p>oss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" calcext:value-type="float">
            <text:p>2,00</text:p>
          </table:table-cell>
        </table:table-row>
        <table:table-row table:style-name="ro1">
          <table:table-cell table:style-name="ce1" office:value-type="string" calcext:value-type="string">
            <text:p>m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27898" calcext:value-type="float">
            <text:p>27898,00</text:p>
          </table:table-cell>
          <table:table-cell office:value-type="float" office:value="51179" calcext:value-type="float">
            <text:p>51179,00</text:p>
          </table:table-cell>
          <table:table-cell office:value-type="float" office:value="31011" calcext:value-type="float">
            <text:p>31011,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3843" calcext:value-type="float">
            <text:p>23843,00</text:p>
          </table:table-cell>
          <table:table-cell office:value-type="float" office:value="8108" calcext:value-type="float">
            <text:p>8108,00</text:p>
          </table:table-cell>
          <table:table-cell office:value-type="float" office:value="163149" calcext:value-type="float">
            <text:p>163149,00</text:p>
          </table:table-cell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table:formula="of:=([.B15]-[.B7])*[.B6]/2^15" office:value-type="float" office:value="4743.40713500977" calcext:value-type="float">
            <text:p>4743,41</text:p>
          </table:table-cell>
          <table:table-cell table:formula="of:=([.C15]-[.C7])*[.C6]/2^15" office:value-type="float" office:value="22052.1423339844" calcext:value-type="float">
            <text:p>22052,14</text:p>
          </table:table-cell>
          <table:table-cell table:style-name="ce8" table:formula="of:=([.D15]-[.D7])*[.D6]/2^15" office:value-type="float" office:value="7460.654296875" calcext:value-type="float">
            <text:p>7460,65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[.B11]*2^11/([.B18]+[.B12])" office:value-type="float" office:value="-2343.86726180259" calcext:value-type="float">
            <text:p>-2343,87</text:p>
          </table:table-cell>
          <table:table-cell table:formula="of:=[.C11]*2^11/([.C18]+[.C12])" office:value-type="float" office:value="-959.325601341952" calcext:value-type="float">
            <text:p>-959,33</text:p>
          </table:table-cell>
          <table:table-cell table:style-name="ce9" table:formula="of:=[.D11]*2^11/([.D18]+[.D12])" office:value-type="float" office:value="-2312.78408898026" calcext:value-type="float">
            <text:p>-2312,7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[.B18]+[.B19]" office:value-type="float" office:value="2399.53987320718" calcext:value-type="float">
            <text:p>2399,54</text:p>
          </table:table-cell>
          <table:table-cell table:formula="of:=[.C18]+[.C19]" office:value-type="float" office:value="21092.8167326424" calcext:value-type="float">
            <text:p>21092,82</text:p>
          </table:table-cell>
          <table:table-cell table:formula="of:=[.D18]+[.D19]" office:value-type="float" office:value="5147.87020789474" calcext:value-type="float">
            <text:p>5147,87</text:p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formula="of:=([.B20]+8)/2^4" office:value-type="float" office:value="150.471242075449" calcext:value-type="float">
            <text:p>150,47</text:p>
          </table:table-cell>
          <table:table-cell table:formula="of:=([.C20]+8)/2^4" office:value-type="float" office:value="1318.80104579015" calcext:value-type="float">
            <text:p>1318,80</text:p>
          </table:table-cell>
          <table:table-cell table:formula="of:=([.D20]+8)/2^4" office:value-type="float" office:value="322.241887993421" calcext:value-type="float">
            <text:p>322,24</text:p>
          </table:table-cell>
        </table:table-row>
        <table:table-row table:style-name="ro1">
          <table:table-cell table:style-name="ce1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</text:p>
          </table:table-cell>
          <table:table-cell table:formula="of:=[.B20]-4000" office:value-type="float" office:value="-1600.46012679282" calcext:value-type="float">
            <text:p>-1600,46</text:p>
          </table:table-cell>
          <table:table-cell table:formula="of:=[.C20]-4000" office:value-type="float" office:value="17092.8167326424" calcext:value-type="float">
            <text:p>17092,82</text:p>
          </table:table-cell>
          <table:table-cell table:style-name="ce9" table:formula="of:=[.D20]-4000" office:value-type="float" office:value="1147.87020789474" calcext:value-type="float">
            <text:p>1147,87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formula="of:=([.B9]*([.B23]*[.B23]/2^12))/2^11" office:value-type="float" office:value="1.22140532372174" calcext:value-type="float">
            <text:p>1,22</text:p>
          </table:table-cell>
          <table:table-cell table:formula="of:=([.C9]*([.C23]*[.C23]/2^12))/2^11" office:value-type="float" office:value="1845.92155746843" calcext:value-type="float">
            <text:p>1845,92</text:p>
          </table:table-cell>
          <table:table-cell table:style-name="ce9" table:formula="of:=([.D9]*([.D23]*[.D23]/2^12))/2^11" office:value-type="float" office:value="8.79596910400976" calcext:value-type="float">
            <text:p>8,8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[.B3]*[.B23]/2^11" office:value-type="float" office:value="56.2661763325601" calcext:value-type="float">
            <text:p>56,27</text:p>
          </table:table-cell>
          <table:table-cell table:formula="of:=[.C3]*[.C23]/2^11" office:value-type="float" office:value="-10499.3962156563" calcext:value-type="float">
            <text:p>-10499,40</text:p>
          </table:table-cell>
          <table:table-cell table:style-name="ce9" table:formula="of:=[.D3]*[.D23]/2^11" office:value-type="float" office:value="-726.947099433336" calcext:value-type="float">
            <text:p>-726,95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formula="of:=[.B24]+[.B25]" office:value-type="float" office:value="57.4875816562818" calcext:value-type="float">
            <text:p>57,49</text:p>
          </table:table-cell>
          <table:table-cell table:formula="of:=[.C24]+[.C25]" office:value-type="float" office:value="-8653.4746581879" calcext:value-type="float">
            <text:p>-8653,47</text:p>
          </table:table-cell>
          <table:table-cell table:style-name="ce9" table:formula="of:=[.D24]+[.D25]" office:value-type="float" office:value="-718.151130329327" calcext:value-type="float">
            <text:p>-718,15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((([.B2]*4+[.B26])*2^[.B13])+2)/4" office:value-type="float" office:value="422.87189541407" calcext:value-type="float">
            <text:p>422,87</text:p>
          </table:table-cell>
          <table:table-cell table:formula="of:=((([.C2]*4+[.C26])*2^[.C13])+2)/4" office:value-type="float" office:value="27019.0253418121" calcext:value-type="float">
            <text:p>27019,03</text:p>
          </table:table-cell>
          <table:table-cell table:style-name="ce9" table:formula="of:=((([.D2]*4+[.D26])*2^[.D13])+2)/4" office:value-type="float" office:value="31354.3488696707" calcext:value-type="float">
            <text:p>31354,35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formula="of:=[.B4]*[.B23]/2^13" office:value-type="float" office:value="2809.98754927504" calcext:value-type="float">
            <text:p>2809,99</text:p>
          </table:table-cell>
          <table:table-cell table:formula="of:=[.C4]*[.C23]/2^13" office:value-type="float" office:value="-30141.9470849307" calcext:value-type="float">
            <text:p>-30141,95</text:p>
          </table:table-cell>
          <table:table-cell table:style-name="ce9" table:formula="of:=[.D4]*[.D23]/2^13" office:value-type="float" office:value="-2026.28797318918" calcext:value-type="float">
            <text:p>-2026,2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([.B8]*([.B23]*[.B23]/2^12))/2^16" office:value-type="float" office:value="59.0663980768559" calcext:value-type="float">
            <text:p>59,07</text:p>
          </table:table-cell>
          <table:table-cell table:formula="of:=([.C8]*([.C23]*[.C23]/2^12))/2^16" office:value-type="float" office:value="7090.90739794035" calcext:value-type="float">
            <text:p>7090,91</text:p>
          </table:table-cell>
          <table:table-cell table:style-name="ce9" table:formula="of:=([.D8]*([.D23]*[.D23]/2^12))/2^16" office:value-type="float" office:value="31.9786488351694" calcext:value-type="float">
            <text:p>31,98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formula="of:=(([.B28]+[.B29])+2)/2^2" office:value-type="float" office:value="717.763486837974" calcext:value-type="float">
            <text:p>717,76</text:p>
          </table:table-cell>
          <table:table-cell table:formula="of:=(([.C28]+[.C29])+2)/2^2" office:value-type="float" office:value="-5762.25992174759" calcext:value-type="float">
            <text:p>-5762,26</text:p>
          </table:table-cell>
          <table:table-cell table:style-name="ce9" table:formula="of:=(([.D28]+[.D29])+2)/2^2" office:value-type="float" office:value="-498.077331088503" calcext:value-type="float">
            <text:p>-498,08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formula="of:=[.B5]*([.B30]+32768)/2^15" office:value-type="float" office:value="33458.1720679493" calcext:value-type="float">
            <text:p>33458,17</text:p>
          </table:table-cell>
          <table:table-cell table:formula="of:=[.C5]*([.C30]+32768)/2^15" office:value-type="float" office:value="28064.7725489724" calcext:value-type="float">
            <text:p>28064,77</text:p>
          </table:table-cell>
          <table:table-cell table:style-name="ce9" table:formula="of:=[.D5]*([.D30]+32768)/2^15" office:value-type="float" office:value="33366.0049421811" calcext:value-type="float">
            <text:p>33366,00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table:formula="of:=([.B16]-[.B27])*(50000 / 2^[.B13])" office:value-type="float" office:value="1171006405.2293" calcext:value-type="float">
            <text:p>1171006405,23</text:p>
          </table:table-cell>
          <table:table-cell table:formula="of:=([.C16]-[.C27])*(50000 / 2^[.C13])" office:value-type="float" office:value="-236387816.772651" calcext:value-type="float">
            <text:p>-236387816,77</text:p>
          </table:table-cell>
          <table:table-cell table:formula="of:=([.D16]-[.D27])*(50000 / 2^[.D13])" office:value-type="float" office:value="1647433139.12912" calcext:value-type="float">
            <text:p>1647433139,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IF([.B32]&lt;0*2147483648;([.B32]*2)/[.B31];([.B32]/[.B31])*2)" office:value-type="float" office:value="69998.2296014936" calcext:value-type="float">
            <text:p>69998,23</text:p>
          </table:table-cell>
          <table:table-cell table:formula="of:=IF([.C32]&lt;0*2147483648;([.C32]*2)/[.C31];([.C32]/[.C31])*2)" office:value-type="float" office:value="-16845.8744043024" calcext:value-type="float">
            <text:p>-16845,87</text:p>
          </table:table-cell>
          <table:table-cell table:formula="of:=IF([.D32]&lt;0*2147483648;([.D32]*2)/[.D31];([.D32]/[.D31])*2)" office:value-type="float" office:value="98749.1994911528" calcext:value-type="float">
            <text:p>98749,20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formula="of:=([.B33]/2^8)*([.B33]/2^8)" office:value-type="float" office:value="74764.2844748445" calcext:value-type="float">
            <text:p>74764,28</text:p>
          </table:table-cell>
          <table:table-cell table:formula="of:=([.C33]/2^8)*([.C33]/2^8)" office:value-type="float" office:value="4330.19232857558" calcext:value-type="float">
            <text:p>4330,19</text:p>
          </table:table-cell>
          <table:table-cell table:formula="of:=([.D33]/2^8)*([.D33]/2^8)" office:value-type="float" office:value="148794.622804924" calcext:value-type="float">
            <text:p>148794,62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table:formula="of:=([.B34]*3038)/2^16" office:value-type="float" office:value="3465.78821158718" calcext:value-type="float">
            <text:p>3465,79</text:p>
          </table:table-cell>
          <table:table-cell table:formula="of:=([.C34]*3038)/2^16" office:value-type="float" office:value="200.73126669636" calcext:value-type="float">
            <text:p>200,73</text:p>
          </table:table-cell>
          <table:table-cell table:formula="of:=([.D34]*3038)/2^16" office:value-type="float" office:value="6897.55346803832" calcext:value-type="float">
            <text:p>6897,55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(-7357 * [.B33])/2^16" office:value-type="float" office:value="-7857.92503628827" calcext:value-type="float">
            <text:p>-7857,93</text:p>
          </table:table-cell>
          <table:table-cell table:formula="of:=(-7357 * [.C33])/2^16" office:value-type="float" office:value="1891.0995177071" calcext:value-type="float">
            <text:p>1891,10</text:p>
          </table:table-cell>
          <table:table-cell table:formula="of:=(-7357 * [.D33])/2^16" office:value-type="float" office:value="-11085.4776101137" calcext:value-type="float">
            <text:p>-11085,48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formula="of:=[.B33]+([.B35]+[.B36]+3791)/2^4" office:value-type="float" office:value="69960.6585499498" calcext:value-type="float">
            <text:p>69960,66</text:p>
          </table:table-cell>
          <table:table-cell table:formula="of:=[.C33]+([.C35]+[.C36]+3791)/2^4" office:value-type="float" office:value="-16478.1974802771" calcext:value-type="float">
            <text:p>-16478,20</text:p>
          </table:table-cell>
          <table:table-cell table:formula="of:=[.D33]+([.D35]+[.D36]+3791)/2^4" office:value-type="float" office:value="98724.3917322731" calcext:value-type="float">
            <text:p>98724,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NH</text:p>
          </table:table-cell>
          <table:table-cell table:style-name="ce6" office:value-type="float" office:value="101325" calcext:value-type="float">
            <text:p>101325,00</text:p>
          </table:table-cell>
          <table:table-cell table:style-name="ce6" office:value-type="float" office:value="101324" calcext:value-type="float">
            <text:p>101324,00</text:p>
          </table:table-cell>
          <table:table-cell table:style-name="ce6" office:value-type="float" office:value="101325" calcext:value-type="float">
            <text:p>101325,00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style-name="ce7" table:formula="of:=44330*(1-([.B37]/[.B39])^(1/5.255))" office:value-type="float" office:value="3017.03489178826" calcext:value-type="float">
            <text:p>3017,03</text:p>
          </table:table-cell>
          <table:table-cell table:style-name="ce7" table:formula="of:=44330*(1-([.C37]/[.C39])^(1/5.255))" office:value-type="string" office:string-value="#VALUE!" calcext:value-type="error">
            <text:p>#VALUE!</text:p>
          </table:table-cell>
          <table:table-cell table:style-name="ce7" table:formula="of:=44330*(1-([.D37]/[.D39])^(1/5.255))" office:value-type="float" office:value="218.797925767356" calcext:value-type="float">
            <text:p>218,8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tišek Horínek</meta:initial-creator>
    <meta:creation-date>2014-03-31T13:58:28.609224026</meta:creation-date>
    <dc:date>2014-03-31T16:54:52.218205827</dc:date>
    <dc:creator>František Horínek</dc:creator>
    <meta:editing-duration>PT2H39M3S</meta:editing-duration>
    <meta:editing-cycles>2</meta:editing-cycles>
    <meta:generator>LibreOffice/4.1.3.2$Linux_x86 LibreOffice_project/410m0$Build-2</meta:generator>
    <meta:document-statistic meta:table-count="1" meta:cell-count="147" meta:object-count="0"/>
  </office:meta>
</office:document-meta>
</file>